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ef3dc" draw:secondary-fill-color="#99ccff" draw:gradient-step-count="0" draw:fill-hatch-solid="false" draw:opacity="15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5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2323dc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19cm" svg:stroke-color="#2323dc" draw:marker-start="" draw:marker-start-width="0.229cm" draw:marker-start-center="false" draw:marker-end="" draw:marker-end-width="0.229cm" draw:marker-end-center="false" svg:stroke-opacity="100%" draw:stroke-linejoin="round"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4cm" fo:padding-bottom="0.134cm" fo:padding-left="0.259cm" fo:padding-right="0.259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dash" draw:stroke-dash="Ultrafine_20_Dashed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38cm" fo:min-width="0cm" fo:padding-top="0.125cm" fo:padding-bottom="0.125cm" fo:padding-left="0.25cm" fo:padding-right="0.2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fef3dc" draw:secondary-fill-color="#99ccff" draw:gradient-step-count="0" draw:fill-hatch-solid="false" draw:opacity="15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none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ellipse draw:style-name="gr1" draw:text-style-name="P1" draw:layer="layout" svg:width="2.553cm" svg:height="2.449cm" svg:x="8.569cm" svg:y="13.614cm">
              <text:p/>
            </draw:ellipse>
            <draw:ellipse draw:style-name="gr1" draw:text-style-name="P1" draw:layer="layout" svg:width="1.888cm" svg:height="1.811cm" svg:x="10.178cm" svg:y="13.926cm">
              <text:p/>
            </draw:ellipse>
            <draw:line draw:style-name="gr2" draw:text-style-name="P2" draw:layer="layout" svg:x1="8.576cm" svg:y1="14.852cm" svg:x2="12.057cm" svg:y2="14.852cm">
              <text:p/>
            </draw:line>
          </draw:g>
          <draw:path draw:style-name="gr3" draw:text-style-name="P3" draw:layer="layout" svg:width="0.135cm" svg:height="0.161cm" svg:x="10.636cm" svg:y="14.78cm" svg:viewBox="0 0 136 162" svg:d="M136 0c-23 68-114 66-121 146l-15 16">
            <text:p/>
          </draw:path>
          <draw:path draw:style-name="gr3" draw:text-style-name="P3" draw:layer="layout" svg:width="0.135cm" svg:height="0.161cm" svg:x="10.716cm" svg:y="14.78cm" svg:viewBox="0 0 136 162" svg:d="M136 0c-23 68-114 66-121 146l-15 16">
            <text:p/>
          </draw:path>
          <draw:path draw:style-name="gr4" draw:text-style-name="P3" draw:layer="layout" svg:width="0.135cm" svg:height="0.161cm" svg:x="11.448cm" svg:y="14.78cm" svg:viewBox="0 0 136 162" svg:d="M136 0c-23 68-114 66-121 146l-15 16">
            <text:p/>
          </draw:path>
          <draw:path draw:style-name="gr4" draw:text-style-name="P3" draw:layer="layout" svg:width="0.135cm" svg:height="0.161cm" svg:x="11.526cm" svg:y="14.78cm" svg:viewBox="0 0 136 162" svg:d="M136 0c-23 68-114 66-121 146l-15 16">
            <text:p/>
          </draw:path>
          <draw:line draw:style-name="gr5" draw:text-style-name="P2" draw:layer="layout" svg:x1="8.654cm" svg:y1="15.076cm" svg:x2="11.065cm" svg:y2="15.076cm">
            <text:p/>
          </draw:line>
          <draw:frame draw:style-name="gr6" draw:text-style-name="P5" draw:layer="layout" svg:width="1.616cm" svg:height="0.588cm" svg:x="9.09cm" svg:y="15.021cm">
            <draw:text-box>
              <text:p text:style-name="P4"><text:span text:style-name="T1">6 cm</text:span></text:p>
            </draw:text-box>
          </draw:frame>
          <draw:line draw:style-name="gr5" draw:text-style-name="P2" draw:layer="layout" svg:x1="11.144cm" svg:y1="15.076cm" svg:x2="12.006cm" svg:y2="15.076cm">
            <text:p/>
          </draw:line>
          <draw:frame draw:style-name="gr6" draw:text-style-name="P5" draw:layer="layout" svg:width="1.491cm" svg:height="0.588cm" svg:x="10.956cm" svg:y="15.021cm">
            <draw:text-box>
              <text:p text:style-name="P4"><text:span text:style-name="T1">2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0:41.756705763</meta:creation-date>
    <dc:date>2018-02-09T15:41:00.323108712</dc:date>
    <meta:editing-duration>PT18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